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819in"/>
    </style:style>
    <style:style style:name="co3" style:family="table-column">
      <style:table-column-properties fo:break-before="auto" style:column-width="3.4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office:value-type="string">
            <text:p>fam-il-y</text:p>
          </table:table-cell>
          <table:table-cell office:value-type="string">
            <text:p>mom, dad, sister, brother...</text:p>
          </table:table-cell>
          <table:table-cell office:value-type="string">
            <text:p>How many people are in your family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ughty</text:p>
          </table:table-cell>
          <table:table-cell office:value-type="string">
            <text:p>naugh-ty</text:p>
          </table:table-cell>
          <table:table-cell office:value-type="string">
            <text:p>not nice, breaking the rules</text:p>
          </table:table-cell>
          <table:table-cell office:value-type="string">
            <text:p>If you are naughty then you can't have break.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first</text:p>
          </table:table-cell>
          <table:table-cell office:value-type="string">
            <text:p>number one</text:p>
          </table:table-cell>
          <table:table-cell office:value-type="string">
            <text:p>Please turn to the first page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ster</text:p>
          </table:table-cell>
          <table:table-cell office:value-type="string">
            <text:p>sis-ter</text:p>
          </table:table-cell>
          <table:table-cell office:value-type="string">
            <text:p>a girl in your family</text:p>
          </table:table-cell>
          <table:table-cell office:value-type="string">
            <text:p>Does your sister have long hair?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other</text:p>
          </table:table-cell>
          <table:table-cell office:value-type="string">
            <text:p>broth-er</text:p>
          </table:table-cell>
          <table:table-cell office:value-type="string">
            <text:p>a boy in your family</text:p>
          </table:table-cell>
          <table:table-cell office:value-type="string">
            <text:p>My brother can play the guitar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lete</text:p>
          </table:table-cell>
          <table:table-cell office:value-type="string">
            <text:p>com-plete</text:p>
          </table:table-cell>
          <table:table-cell office:value-type="string">
            <text:p>done, finished</text:p>
          </table:table-cell>
          <table:table-cell office:value-type="string">
            <text:p>She completes her homework quickly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office:value-type="string">
            <text:p>cap-i-tal</text:p>
          </table:table-cell>
          <table:table-cell office:value-type="string">
            <text:p>the biggest city in a country</text:p>
          </table:table-cell>
          <table:table-cell office:value-type="string">
            <text:p>What is the capital of Taiwan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tor</text:p>
          </table:table-cell>
          <table:table-cell office:value-type="string">
            <text:p>doc-tor</text:p>
          </table:table-cell>
          <table:table-cell office:value-type="string">
            <text:p>a person who can help you when you're sick</text:p>
          </table:table-cell>
          <table:table-cell office:value-type="string">
            <text:p>Do you need to see a doctor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iod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lace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question mark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lank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rea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rview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stake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dwich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unchy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licious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eakfast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owel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sonant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unt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eapple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orm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ruck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th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us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unctuation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ilding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lphin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ave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ard game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oll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yo-yo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bot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icker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lural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aghetti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ffee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ell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ring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ish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wer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ple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ifferent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olf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vening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mportant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ning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erb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hoto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port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atch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tinue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hat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op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etter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ool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icture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ind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lver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old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allet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lice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ge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ze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hape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kind (adj)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rot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djective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quare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entimeter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inger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ound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eavy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young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traight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stronaut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iraffe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rm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teal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gly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nteresting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reasure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own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ve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angerous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eighborhood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ingular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eposition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irections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staurant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tore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per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idday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cience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E.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deal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nnect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melet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lad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ork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essert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beef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odle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void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hips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rot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lery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errible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ecific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ushi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oda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o-so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ide dish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xciting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amp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urf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ave (n)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hike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host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xercise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risbe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1">08/31/2020</text:date>, <text:time>00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S</meta:editing-duration>
    <meta:editing-cycles>6</meta:editing-cycles>
    <meta:generator>OpenOffice/4.1.6$Win32 OpenOffice.org_project/416m1$Build-9790</meta:generator>
    <dc:date>2020-08-31T00:04:02.64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